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359cm" table:align="left"/>
    </style:style>
    <style:style style:name="Table1.A" style:family="table-column">
      <style:table-column-properties style:column-width="7.786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0.093cm"/>
    </style:style>
    <style:style style:name="Table1.D" style:family="table-column">
      <style:table-column-properties style:column-width="2.288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7.706cm" table:align="left"/>
    </style:style>
    <style:style style:name="Table2.A" style:family="table-column">
      <style:table-column-properties style:column-width="7.706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2.155cm" table:align="left"/>
    </style:style>
    <style:style style:name="Table3.A" style:family="table-column">
      <style:table-column-properties style:column-width="2.155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7.886cm" table:align="left"/>
    </style:style>
    <style:style style:name="Table4.A" style:family="table-column">
      <style:table-column-properties style:column-width="17.886cm"/>
    </style:style>
    <style:style style:name="Table4.A1" style:family="table-cell">
      <style:table-cell-properties fo:padding="0.106cm" fo:border="0.035cm solid #808080"/>
    </style:style>
    <style:style style:name="Table4.A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7.886cm" table:align="left"/>
    </style:style>
    <style:style style:name="Table5.A" style:family="table-column">
      <style:table-column-properties style:column-width="3.408cm"/>
    </style:style>
    <style:style style:name="Table5.B" style:family="table-column">
      <style:table-column-properties style:column-width="3.037cm"/>
    </style:style>
    <style:style style:name="Table5.C" style:family="table-column">
      <style:table-column-properties style:column-width="4.173cm"/>
    </style:style>
    <style:style style:name="Table5.D" style:family="table-column">
      <style:table-column-properties style:column-width="3.697cm"/>
    </style:style>
    <style:style style:name="Table5.E" style:family="table-column">
      <style:table-column-properties style:column-width="3.57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E1" style:family="table-cell">
      <style:table-cell-properties fo:padding="0.106cm" fo:border="0.035cm solid #808080"/>
    </style:style>
    <style:style style:name="Table6" style:family="table">
      <style:table-properties style:width="17.886cm" table:align="left"/>
    </style:style>
    <style:style style:name="Table6.A" style:family="table-column">
      <style:table-column-properties style:column-width="5.099cm"/>
    </style:style>
    <style:style style:name="Table6.B" style:family="table-column">
      <style:table-column-properties style:column-width="1.901cm"/>
    </style:style>
    <style:style style:name="Table6.C" style:family="table-column">
      <style:table-column-properties style:column-width="1.718cm"/>
    </style:style>
    <style:style style:name="Table6.D" style:family="table-column">
      <style:table-column-properties style:column-width="2.35cm"/>
    </style:style>
    <style:style style:name="Table6.E" style:family="table-column">
      <style:table-column-properties style:column-width="2.087cm"/>
    </style:style>
    <style:style style:name="Table6.F" style:family="table-column">
      <style:table-column-properties style:column-width="1.981cm"/>
    </style:style>
    <style:style style:name="Table6.G" style:family="table-column">
      <style:table-column-properties style:column-width="2.75cm"/>
    </style:style>
    <style:style style:name="Table6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6.G1" style:family="table-cell">
      <style:table-cell-properties fo:padding="0.106cm" fo:border="0.035cm solid #808080"/>
    </style:style>
    <style:style style:name="Table6.A2" style:family="table-cell">
      <style:table-cell-properties fo:padding="0.106cm" fo:border-left="0.035cm solid #808080" fo:border-right="none" fo:border-top="none" fo:border-bottom="0.035cm solid #808080"/>
    </style:style>
    <style:style style:name="Table6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6.B5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le6.G5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le7" style:family="table">
      <style:table-properties style:width="11.425cm" table:align="left"/>
    </style:style>
    <style:style style:name="Table7.A" style:family="table-column">
      <style:table-column-properties style:column-width="7.786cm"/>
    </style:style>
    <style:style style:name="Table7.B" style:family="table-column">
      <style:table-column-properties style:column-width="1.258cm"/>
    </style:style>
    <style:style style:name="Table7.C" style:family="table-column">
      <style:table-column-properties style:column-width="0.093cm"/>
    </style:style>
    <style:style style:name="Table7.D" style:family="table-column">
      <style:table-column-properties style:column-width="2.288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7.706cm" table:align="left"/>
    </style:style>
    <style:style style:name="Table8.A" style:family="table-column">
      <style:table-column-properties style:column-width="7.70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1.224cm" table:align="left"/>
    </style:style>
    <style:style style:name="Table9.A" style:family="table-column">
      <style:table-column-properties style:column-width="1.224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11.472cm" table:align="left"/>
    </style:style>
    <style:style style:name="Table10.A" style:family="table-column">
      <style:table-column-properties style:column-width="7.786cm"/>
    </style:style>
    <style:style style:name="Table10.B" style:family="table-column">
      <style:table-column-properties style:column-width="1.305cm"/>
    </style:style>
    <style:style style:name="Table10.C" style:family="table-column">
      <style:table-column-properties style:column-width="0.093cm"/>
    </style:style>
    <style:style style:name="Table10.D" style:family="table-column">
      <style:table-column-properties style:column-width="2.288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7.706cm" table:align="left"/>
    </style:style>
    <style:style style:name="Table11.A" style:family="table-column">
      <style:table-column-properties style:column-width="7.706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.224cm" table:align="left"/>
    </style:style>
    <style:style style:name="Table12.A" style:family="table-column">
      <style:table-column-properties style:column-width="1.224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7cm" style:rel-width="100%" table:align="left"/>
    </style:style>
    <style:style style:name="Table13.A" style:family="table-column">
      <style:table-column-properties style:column-width="17cm" style:rel-column-width="65535*"/>
    </style:style>
    <style:style style:name="Table13.1" style:family="table-row">
      <style:table-row-properties style:min-row-height="0.601cm"/>
    </style:style>
    <style:style style:name="Table13.A1" style:family="table-cell">
      <style:table-cell-properties style:vertical-align="bottom" fo:background-color="#00ffff" fo:padding="0.049cm" fo:border="none">
        <style:background-image/>
      </style:table-cell-properties>
    </style:style>
    <style:style style:name="Table13.A3" style:family="table-cell">
      <style:table-cell-properties style:vertical-align="bottom" fo:padding="0.049cm" fo:border="none"/>
    </style:style>
    <style:style style:name="Table13.7" style:family="table-row">
      <style:table-row-properties style:min-row-height="1.051cm"/>
    </style:style>
    <style:style style:name="Table13.13" style:family="table-row">
      <style:table-row-properties style:min-row-height="0.575cm"/>
    </style:style>
    <style:style style:name="Table13.A13" style:family="table-cell">
      <style:table-cell-properties style:vertical-align="middle" fo:background-color="#00ffff" fo:padding="0.049cm" fo:border="none">
        <style:background-image/>
      </style:table-cell-properties>
    </style:style>
    <style:style style:name="Table14" style:family="table">
      <style:table-properties style:width="17cm" style:rel-width="100%" table:align="left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0.601cm"/>
    </style:style>
    <style:style style:name="Table14.A1" style:family="table-cell">
      <style:table-cell-properties style:vertical-align="bottom" fo:background-color="#00ffff" fo:padding="0.049cm" fo:border="none">
        <style:background-image/>
      </style:table-cell-properties>
    </style:style>
    <style:style style:name="Table14.A3" style:family="table-cell">
      <style:table-cell-properties style:vertical-align="bottom" fo:padding="0.049cm" fo:border="none"/>
    </style:style>
    <style:style style:name="Table14.7" style:family="table-row">
      <style:table-row-properties style:min-row-height="1.051cm"/>
    </style:style>
    <style:style style:name="Table14.13" style:family="table-row">
      <style:table-row-properties style:min-row-height="0.575cm"/>
    </style:style>
    <style:style style:name="Table14.A13" style:family="table-cell">
      <style:table-cell-properties style:vertical-align="middle" fo:background-color="#00ffff" fo:padding="0.049cm" fo:border="none">
        <style:background-image/>
      </style:table-cell-properties>
    </style:style>
    <style:style style:name="Table15" style:family="table">
      <style:table-properties style:width="11.536cm" table:align="left"/>
    </style:style>
    <style:style style:name="Table15.A" style:family="table-column">
      <style:table-column-properties style:column-width="7.786cm"/>
    </style:style>
    <style:style style:name="Table15.B" style:family="table-column">
      <style:table-column-properties style:column-width="1.369cm"/>
    </style:style>
    <style:style style:name="Table15.C" style:family="table-column">
      <style:table-column-properties style:column-width="0.093cm"/>
    </style:style>
    <style:style style:name="Table15.D" style:family="table-column">
      <style:table-column-properties style:column-width="2.288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7.706cm" table:align="left"/>
    </style:style>
    <style:style style:name="Table16.A" style:family="table-column">
      <style:table-column-properties style:column-width="7.706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.224cm" table:align="left"/>
    </style:style>
    <style:style style:name="Table17.A" style:family="table-column">
      <style:table-column-properties style:column-width="1.224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7cm" style:rel-width="100%" table:align="left"/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style:min-row-height="0.601cm"/>
    </style:style>
    <style:style style:name="Table18.A1" style:family="table-cell">
      <style:table-cell-properties style:vertical-align="bottom" fo:background-color="#00ffff" fo:padding="0.049cm" fo:border="none">
        <style:background-image/>
      </style:table-cell-properties>
    </style:style>
    <style:style style:name="Table18.A3" style:family="table-cell">
      <style:table-cell-properties style:vertical-align="bottom" fo:padding="0.049cm" fo:border="none"/>
    </style:style>
    <style:style style:name="Table18.7" style:family="table-row">
      <style:table-row-properties style:min-row-height="1.051cm"/>
    </style:style>
    <style:style style:name="Table18.13" style:family="table-row">
      <style:table-row-properties style:min-row-height="0.575cm"/>
    </style:style>
    <style:style style:name="Table18.A13" style:family="table-cell">
      <style:table-cell-properties style:vertical-align="middle" fo:background-color="#00ffff" fo:padding="0.049cm" fo:border="none">
        <style:background-image/>
      </style:table-cell-properties>
    </style:style>
    <style:style style:name="Table19" style:family="table">
      <style:table-properties style:width="17cm" style:rel-width="100%" table:align="left"/>
    </style:style>
    <style:style style:name="Table19.A" style:family="table-column">
      <style:table-column-properties style:column-width="17cm" style:rel-column-width="65535*"/>
    </style:style>
    <style:style style:name="Table19.1" style:family="table-row">
      <style:table-row-properties style:min-row-height="0.601cm"/>
    </style:style>
    <style:style style:name="Table19.A1" style:family="table-cell">
      <style:table-cell-properties style:vertical-align="bottom" fo:background-color="#00ffff" fo:padding="0.049cm" fo:border="none">
        <style:background-image/>
      </style:table-cell-properties>
    </style:style>
    <style:style style:name="Table19.A3" style:family="table-cell">
      <style:table-cell-properties style:vertical-align="bottom" fo:padding="0.049cm" fo:border="none"/>
    </style:style>
    <style:style style:name="Table19.7" style:family="table-row">
      <style:table-row-properties style:min-row-height="1.051cm"/>
    </style:style>
    <style:style style:name="Table19.13" style:family="table-row">
      <style:table-row-properties style:min-row-height="0.575cm"/>
    </style:style>
    <style:style style:name="Table19.A13" style:family="table-cell">
      <style:table-cell-properties style:vertical-align="middle" fo:background-color="#00ffff" fo:padding="0.049cm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/>
      <style:text-properties fo:font-weight="bold"/>
    </style:style>
    <style:style style:name="P3" style:family="paragraph" style:parent-style-name="Table_20_Contents">
      <style:paragraph-properties fo:margin-top="0cm" fo:margin-bottom="0.499cm" fo:text-align="center" style:justify-single-word="false"/>
      <style:text-properties fo:font-weight="bold"/>
    </style:style>
    <style:style style:name="P4" style:family="paragraph" style:parent-style-name="Table_20_Contents">
      <style:paragraph-properties fo:margin-top="0cm" fo:margin-bottom="0.499cm" fo:text-align="center" style:justify-single-word="false"/>
    </style:style>
    <style:style style:name="P5" style:family="paragraph" style:parent-style-name="Table_20_Contents">
      <style:paragraph-properties fo:text-align="start" style:justify-single-word="false" fo:padding="0.049cm" fo:border="0.002cm solid #000000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paragraph-properties fo:margin-top="0cm" fo:margin-bottom="0cm"/>
    </style:style>
    <style:style style:name="T1" style:family="text">
      <style:text-properties fo:font-size="10pt"/>
    </style:style>
    <style:style style:name="T2" style:family="text">
      <style:text-properties fo:color="#000000"/>
    </style:style>
    <style:style style:name="T3" style:family="text">
      <style:text-properties fo:color="#000000" fo:font-size="10pt" fo:font-weight="bold" fo:background-color="#ff9900"/>
    </style:style>
    <style:style style:name="T4" style:family="text">
      <style:text-properties fo:color="#000000" fo:font-size="10pt" fo:font-weight="bold" fo:background-color="#ffffff"/>
    </style:style>
    <style:style style:name="T5" style:family="text">
      <style:text-properties fo:color="#000000" fo:font-size="10pt" fo:background-color="#ffffff"/>
    </style:style>
    <style:style style:name="T6" style:family="text">
      <style:text-properties fo:color="#000000" fo:font-weight="bold"/>
    </style:style>
    <style:style style:name="T7" style:family="text">
      <style:text-properties fo:color="#000000" fo:font-weight="bold" fo:background-color="#ff9900"/>
    </style:style>
    <style:style style:name="T8" style:family="text">
      <style:text-properties fo:color="#000000" fo:font-weight="bold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 fo:font-weight="normal"/>
    </style:style>
    <style:style style:name="T11" style:family="text">
      <style:text-properties fo:font-weight="bold"/>
    </style:style>
    <style:style style:name="T12" style:family="text">
      <style:text-properties fo:font-weight="bold" fo:background-color="#ff9900"/>
    </style:style>
    <style:style style:name="T13" style:family="text">
      <style:text-properties fo:background-color="#ff9900"/>
    </style:style>
    <style:style style:name="T14" style:family="text">
      <style:text-properties style:text-line-through-style="solid"/>
    </style:style>
    <style:style style:name="T15" style:family="text">
      <style:text-properties fo:color="#ff0000"/>
    </style:style>
    <style:style style:name="T16" style:family="text">
      <style:text-properties fo:color="#ff000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Nata Kertanova nata.kertanova@gmail.com 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Table_20_Contents"><text:bookmark text:name=":3vx"/>Jan 13<draw:frame draw:style-name="fr1" draw:name="graphics1" text:anchor-type="as-char" svg:width="0.026cm" svg:height="0.041cm" draw:z-index="2"><draw:image xlink:href="https://mail.google.com/mail/images/cleardot.gif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Table_20_Contents"><draw:frame draw:style-name="fr1" draw:name="graphics2" text:anchor-type="as-char" svg:width="0.026cm" svg:height="0.041cm" draw:z-index="0"><draw:image xlink:href="https://mail.google.com/mail/images/cleardot.gif" xlink:type="simple" xlink:show="embed" xlink:actuate="onLoad"/></draw:frame></text:p>
            <text:section text:style-name="Sect1" text:name=":3w9">
              <text:p text:style-name="P1"><draw:frame draw:style-name="fr1" draw:name="graphics3" text:anchor-type="as-char" svg:width="0.026cm" svg:height="0.041cm" draw:z-index="1"><draw:image xlink:href="https://mail.google.com/mail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Table_20_Contents">to me </text:p>
                    <text:p text:style-name="Table_20_Contents"><draw:frame draw:style-name="fr1" draw:name="graphics4" text:anchor-type="as-char" svg:width="0.026cm" svg:height="0.041cm" draw:z-index="3"><draw:image xlink:href="https://mail.google.com/mail/images/cleardot.gif" xlink:type="simple" xlink:show="embed" xlink:actuate="onLoad"/></draw:frame><text:bookmark text:name=":3w8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3w7">
        <text:p text:style-name="Text_20_body"/>
      </text:section>
      <text:section text:style-name="Sect1" text:name=":3vv">
        <text:p text:style-name="Text_20_body"/>
        <text:section text:style-name="Sect1" text:name=":3vu">
          <text:p text:style-name="P7">Операторы, тетки привыкшие выполнять пошаговую  работу.<text:line-break/>Ну вот и надо такое приложение, что бы можно заполнить пошагово, распечатать и забыть. Ну и хорошо бы что велся какой-то лог, типа выводился список заказов. ну это не главное.<text:line-break/>Главно что бы была возможность заполнить ключевые пункты, выбирая из предоставленной информации<text:line-break/><text:span text:style-name="T13"><text:line-break/>0 шаг <text:line-break/></text:span><text:span text:style-name="T4">приемный пункт такой то адрес, телефон</text:span><text:span text:style-name="T13"><text:line-break/></text:span><text:span text:style-name="T5">написала как  0 пункт, та как это должно быть в самом начале.<text:line-break/>Один раз выбраться из списка и сохраниться, либо же ввестись вручную но сохраниться навсегда<text:line-break/>либо же этот будет так называемая регистрационная форма? которая заполняеться сразу при установке программы<text:line-break/></text:span><text:span text:style-name="T13"><text:line-break/><text:line-break/>1 шаг.</text:span><text:line-break/>Выбрать направление<text:line-break/>(идет выпадающий список городов)<text:line-break/>ну типа такого (география в нас такая)</text:p>
          <table:table table:name="Table4" table:style-name="Table4">
            <table:table-column table:style-name="Table4.A"/>
            <table:table-row>
              <table:table-cell table:style-name="Table4.A1" office:value-type="string">
                <text:p text:style-name="P2">Maskava</text:p>
              </table:table-cell>
            </table:table-row>
            <table:table-row>
              <table:table-cell table:style-name="Table4.A2" office:value-type="string">
                <text:p text:style-name="P2">Sankt-Pēterburga</text:p>
              </table:table-cell>
            </table:table-row>
            <table:table-row>
              <table:table-cell table:style-name="Table4.A2" office:value-type="string">
                <text:p text:style-name="P2">Apgabala centri Krievija</text:p>
              </table:table-cell>
            </table:table-row>
            <table:table-row>
              <table:table-cell table:style-name="Table4.A2" office:value-type="string">
                <text:p text:style-name="P2">Viļņa, Tallinna</text:p>
              </table:table-cell>
            </table:table-row>
            <table:table-row>
              <table:table-cell table:style-name="Table4.A2" office:value-type="string">
                <text:p text:style-name="P2">Apgabala centri Lietuva, Igaunija</text:p>
              </table:table-cell>
            </table:table-row>
            <table:table-row>
              <table:table-cell table:style-name="Table4.A2" office:value-type="string">
                <text:p text:style-name="P2">Minska</text:p>
              </table:table-cell>
            </table:table-row>
            <table:table-row>
              <table:table-cell table:style-name="Table4.A2" office:value-type="string">
                <text:p text:style-name="P2">Apgabala centri Baltkrievija</text:p>
              </table:table-cell>
            </table:table-row>
            <table:table-row>
              <table:table-cell table:style-name="Table4.A2" office:value-type="string">
                <text:p text:style-name="P2">Kijeva</text:p>
              </table:table-cell>
            </table:table-row>
            <table:table-row>
              <table:table-cell table:style-name="Table4.A2" office:value-type="string">
                <text:p text:style-name="P2">Apgabala centri Ukraina</text:p>
              </table:table-cell>
            </table:table-row>
            <table:table-row>
              <table:table-cell table:style-name="Table4.A2" office:value-type="string">
                <text:p text:style-name="P2">Almati</text:p>
              </table:table-cell>
            </table:table-row>
            <table:table-row>
              <table:table-cell table:style-name="Table4.A2" office:value-type="string">
                <text:p text:style-name="P2">Kazahstāna</text:p>
              </table:table-cell>
            </table:table-row>
            <table:table-row>
              <table:table-cell table:style-name="Table4.A2" office:value-type="string">
                <text:p text:style-name="P2">Ašhabada<text:soft-page-break/></text:p>
              </table:table-cell>
            </table:table-row>
            <table:table-row>
              <table:table-cell table:style-name="Table4.A2" office:value-type="string">
                <text:p text:style-name="P2">Biškeka</text:p>
              </table:table-cell>
            </table:table-row>
            <table:table-row>
              <table:table-cell table:style-name="Table4.A2" office:value-type="string">
                <text:p text:style-name="P2">Dušanbe</text:p>
              </table:table-cell>
            </table:table-row>
            <table:table-row>
              <table:table-cell table:style-name="Table4.A2" office:value-type="string">
                <text:p text:style-name="P2">Taškenta</text:p>
              </table:table-cell>
            </table:table-row>
          </table:table>
          <text:p text:style-name="P7"><text:span text:style-name="T11"><text:line-break/></text:span><text:line-break/>и мне кажеться так удобнее, чем давать выбор сначала страна, а потом второй город или область (и пока не планируеться введение улицы и дома)<text:span text:style-name="T11"><text:line-break/><text:line-break/></text:span><text:span text:style-name="T7">2 шаг.</text:span><text:span text:style-name="T11"><text:line-break/>Выбрать  Вид отправления<text:line-break/></text:span>с выбором  <text:span text:style-name="T11">"товар" , "документы"</text:span> или <text:span text:style-name="T11">"посылка" </text:span><text:line-break/>далее поле  <text:span text:style-name="T11">количество мест</text:span><text:line-break/>и под ним сноска с * где написано что <text:span text:style-name="T11">1 место=   В х Ш х Г)</text:span><text:line-break/><text:line-break/><text:span text:style-name="T11"><text:line-break/></text:span><text:span text:style-name="T12">3 шаг<text:line-break/></text:span><text:span text:style-name="T8">Тип доставки </text:span><text:span text:style-name="T9">с выбором </text:span><text:span text:style-name="T8">бизнес тариф /срочный бизнес тариф</text:span><text:span text:style-name="T12"><text:line-break/></text:span><text:line-break/><text:span text:style-name="T3">4 шаг </text:span><text:line-break/><text:span text:style-name="T11">Вес отправления</text:span><text:line-break/> идет список с весом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row>
              <table:table-cell table:style-name="Table5.A1" office:value-type="string">
                <text:p text:style-name="P3">Līdz 0,200</text:p>
              </table:table-cell>
              <table:table-cell table:style-name="Table5.A1" office:value-type="string">
                <text:p text:style-name="P3">0,200-0,500</text:p>
              </table:table-cell>
              <table:table-cell table:style-name="Table5.A1" office:value-type="string">
                <text:p text:style-name="P3">0,501-1,000</text:p>
              </table:table-cell>
              <table:table-cell table:style-name="Table5.A1" office:value-type="string">
                <text:p text:style-name="P3">1,001-1,500</text:p>
              </table:table-cell>
              <table:table-cell table:style-name="Table5.E1" office:value-type="string">
                <text:p text:style-name="P3">1,501-2,000</text:p>
              </table:table-cell>
            </table:table-row>
          </table:table>
          <text:p text:style-name="P7"><text:line-break/>и наверное нужно оставить пустое дополнительно поле что бы можно было внести цифру веса вручную.<text:line-break/><text:span text:style-name="T1"><text:line-break/></text:span><text:span text:style-name="T3">5 шаг</text:span><text:line-break/><text:span text:style-name="T11">Определение стоимости отправки</text:span><text:line-break/> и тут должна быть магия,  согласно уже ранее выбранным полям, веса и направлению- нужен подсчет стоимости<text:line-break/>есть табличка тарифов. (это бизнес тариф, срочный бизнес тариф просто умножаеться на два)</text:p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column table:style-name="Table6.E"/>
            <table:table-column table:style-name="Table6.F"/>
            <table:table-column table:style-name="Table6.G"/>
            <table:table-row>
              <table:table-cell table:style-name="Table6.A1" table:number-rows-spanned="2" office:value-type="string">
                <text:p text:style-name="P2">Svars. kg</text:p>
              </table:table-cell>
              <table:table-cell table:style-name="Table6.A1" office:value-type="string">
                <text:p text:style-name="P3">Līdz 0,200</text:p>
              </table:table-cell>
              <table:table-cell table:style-name="Table6.A1" office:value-type="string">
                <text:p text:style-name="P3">0,200-0,500</text:p>
              </table:table-cell>
              <table:table-cell table:style-name="Table6.A1" office:value-type="string">
                <text:p text:style-name="P3">0,501-1,000</text:p>
              </table:table-cell>
              <table:table-cell table:style-name="Table6.A1" office:value-type="string">
                <text:p text:style-name="P3">1,001-1,500</text:p>
              </table:table-cell>
              <table:table-cell table:style-name="Table6.A1" office:value-type="string">
                <text:p text:style-name="P3">1,501-2,000</text:p>
              </table:table-cell>
              <table:table-cell table:style-name="Table6.G1" office:value-type="string">
                <text:p text:style-name="P3">+ katri 0,500</text:p>
              </table:table-cell>
            </table:table-row>
            <table:table-row>
              <table:covered-table-cell/>
              <table:table-cell table:style-name="Table6.B2" table:number-columns-spanned="6" office:value-type="string">
                <text:p text:style-name="P3">Tatifs, LVL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6.A2" office:value-type="string">
                <text:p text:style-name="P2">Maskava</text:p>
              </table:table-cell>
              <table:table-cell table:style-name="Table6.A2" office:value-type="string">
                <text:p text:style-name="P4">17,00</text:p>
              </table:table-cell>
              <table:table-cell table:style-name="Table6.A2" office:value-type="string">
                <text:p text:style-name="P4">21,00</text:p>
              </table:table-cell>
              <table:table-cell table:style-name="Table6.A2" office:value-type="string">
                <text:p text:style-name="P4">23,00</text:p>
              </table:table-cell>
              <table:table-cell table:style-name="Table6.A2" office:value-type="string">
                <text:p text:style-name="P4">26,00</text:p>
              </table:table-cell>
              <table:table-cell table:style-name="Table6.A2" office:value-type="string">
                <text:p text:style-name="P4">29,00</text:p>
              </table:table-cell>
              <table:table-cell table:style-name="Table6.B2" office:value-type="string">
                <text:p text:style-name="P4">3,00</text:p>
              </table:table-cell>
            </table:table-row>
            <table:table-row>
              <table:table-cell table:style-name="Table6.A2" office:value-type="string">
                <text:p text:style-name="P2">Sankt-Pēterburga</text:p>
              </table:table-cell>
              <table:table-cell table:style-name="Table6.A2" office:value-type="string">
                <text:p text:style-name="P4">17,00</text:p>
              </table:table-cell>
              <table:table-cell table:style-name="Table6.A2" office:value-type="string">
                <text:p text:style-name="P4">21,00</text:p>
              </table:table-cell>
              <table:table-cell table:style-name="Table6.A2" office:value-type="string">
                <text:p text:style-name="P4">23,00</text:p>
              </table:table-cell>
              <table:table-cell table:style-name="Table6.A2" office:value-type="string">
                <text:p text:style-name="P4">26,00</text:p>
              </table:table-cell>
              <table:table-cell table:style-name="Table6.A2" office:value-type="string">
                <text:p text:style-name="P4">29,00</text:p>
              </table:table-cell>
              <table:table-cell table:style-name="Table6.B2" office:value-type="string">
                <text:p text:style-name="P4">3,00</text:p>
              </table:table-cell>
            </table:table-row>
            <table:table-row>
              <table:table-cell table:style-name="Table6.A2" office:value-type="string">
                <text:p text:style-name="P2">Apgabala centri Krievija<text:soft-page-break/></text:p>
              </table:table-cell>
              <table:table-cell table:style-name="Table6.B5" office:value-type="string">
                <text:p text:style-name="P4">*</text:p>
              </table:table-cell>
              <table:table-cell table:style-name="Table6.B5" office:value-type="string">
                <text:p text:style-name="P4">*</text:p>
              </table:table-cell>
              <table:table-cell table:style-name="Table6.B5" office:value-type="string">
                <text:p text:style-name="P4">*</text:p>
              </table:table-cell>
              <table:table-cell table:style-name="Table6.B5" office:value-type="string">
                <text:p text:style-name="P4">*</text:p>
              </table:table-cell>
              <table:table-cell table:style-name="Table6.B5" office:value-type="string">
                <text:p text:style-name="P4">*</text:p>
              </table:table-cell>
              <table:table-cell table:style-name="Table6.G5" office:value-type="string">
                <text:p text:style-name="P4">*<text:soft-page-break/></text:p>
              </table:table-cell>
            </table:table-row>
            <table:table-row>
              <table:table-cell table:style-name="Table6.A2" office:value-type="string">
                <text:p text:style-name="P2">Viļņa, Tallinna</text:p>
              </table:table-cell>
              <table:table-cell table:style-name="Table6.A2" office:value-type="string">
                <text:p text:style-name="P4">10,00</text:p>
              </table:table-cell>
              <table:table-cell table:style-name="Table6.A2" office:value-type="string">
                <text:p text:style-name="P4">11,00</text:p>
              </table:table-cell>
              <table:table-cell table:style-name="Table6.A2" office:value-type="string">
                <text:p text:style-name="P4">14,00</text:p>
              </table:table-cell>
              <table:table-cell table:style-name="Table6.A2" office:value-type="string">
                <text:p text:style-name="P4">15,00</text:p>
              </table:table-cell>
              <table:table-cell table:style-name="Table6.A2" office:value-type="string">
                <text:p text:style-name="P4">17,00</text:p>
              </table:table-cell>
              <table:table-cell table:style-name="Table6.B2" office:value-type="string">
                <text:p text:style-name="P4">1,50</text:p>
              </table:table-cell>
            </table:table-row>
            <table:table-row>
              <table:table-cell table:style-name="Table6.A2" office:value-type="string">
                <text:p text:style-name="P2">Apgabala centri Lietuva, Igaunija</text:p>
              </table:table-cell>
              <table:table-cell table:style-name="Table6.B5" office:value-type="string">
                <text:p text:style-name="P4">12,00</text:p>
              </table:table-cell>
              <table:table-cell table:style-name="Table6.B5" office:value-type="string">
                <text:p text:style-name="P4">14,00</text:p>
              </table:table-cell>
              <table:table-cell table:style-name="Table6.B5" office:value-type="string">
                <text:p text:style-name="P4">16,00</text:p>
              </table:table-cell>
              <table:table-cell table:style-name="Table6.B5" office:value-type="string">
                <text:p text:style-name="P4">18,00</text:p>
              </table:table-cell>
              <table:table-cell table:style-name="Table6.B5" office:value-type="string">
                <text:p text:style-name="P4">20,00</text:p>
              </table:table-cell>
              <table:table-cell table:style-name="Table6.G5" office:value-type="string">
                <text:p text:style-name="P4">1,50</text:p>
              </table:table-cell>
            </table:table-row>
            <table:table-row>
              <table:table-cell table:style-name="Table6.A2" office:value-type="string">
                <text:p text:style-name="P2">Minska</text:p>
              </table:table-cell>
              <table:table-cell table:style-name="Table6.A2" office:value-type="string">
                <text:p text:style-name="P4">16,00</text:p>
              </table:table-cell>
              <table:table-cell table:style-name="Table6.A2" office:value-type="string">
                <text:p text:style-name="P4">18,00</text:p>
              </table:table-cell>
              <table:table-cell table:style-name="Table6.A2" office:value-type="string">
                <text:p text:style-name="P4">21,00</text:p>
              </table:table-cell>
              <table:table-cell table:style-name="Table6.A2" office:value-type="string">
                <text:p text:style-name="P4">24,00</text:p>
              </table:table-cell>
              <table:table-cell table:style-name="Table6.A2" office:value-type="string">
                <text:p text:style-name="P4">27,00</text:p>
              </table:table-cell>
              <table:table-cell table:style-name="Table6.B2" office:value-type="string">
                <text:p text:style-name="P4">2,50</text:p>
              </table:table-cell>
            </table:table-row>
            <table:table-row>
              <table:table-cell table:style-name="Table6.A2" office:value-type="string">
                <text:p text:style-name="P2">Apgabala centri Baltkrievija</text:p>
              </table:table-cell>
              <table:table-cell table:style-name="Table6.B5" office:value-type="string">
                <text:p text:style-name="P4">20,00</text:p>
              </table:table-cell>
              <table:table-cell table:style-name="Table6.B5" office:value-type="string">
                <text:p text:style-name="P4">22,00</text:p>
              </table:table-cell>
              <table:table-cell table:style-name="Table6.B5" office:value-type="string">
                <text:p text:style-name="P4">25,00</text:p>
              </table:table-cell>
              <table:table-cell table:style-name="Table6.B5" office:value-type="string">
                <text:p text:style-name="P4">27,00</text:p>
              </table:table-cell>
              <table:table-cell table:style-name="Table6.B5" office:value-type="string">
                <text:p text:style-name="P4">29,00</text:p>
              </table:table-cell>
              <table:table-cell table:style-name="Table6.G5" office:value-type="string">
                <text:p text:style-name="P4">2,50</text:p>
              </table:table-cell>
            </table:table-row>
            <table:table-row>
              <table:table-cell table:style-name="Table6.A2" office:value-type="string">
                <text:p text:style-name="P2">Kijeva</text:p>
              </table:table-cell>
              <table:table-cell table:style-name="Table6.A2" office:value-type="string">
                <text:p text:style-name="P4">19,00</text:p>
              </table:table-cell>
              <table:table-cell table:style-name="Table6.A2" office:value-type="string">
                <text:p text:style-name="P4">20,00</text:p>
              </table:table-cell>
              <table:table-cell table:style-name="Table6.A2" office:value-type="string">
                <text:p text:style-name="P4">24,00</text:p>
              </table:table-cell>
              <table:table-cell table:style-name="Table6.A2" office:value-type="string">
                <text:p text:style-name="P4">27,00</text:p>
              </table:table-cell>
              <table:table-cell table:style-name="Table6.A2" office:value-type="string">
                <text:p text:style-name="P4">29,00</text:p>
              </table:table-cell>
              <table:table-cell table:style-name="Table6.B2" office:value-type="string">
                <text:p text:style-name="P4">2,50</text:p>
              </table:table-cell>
            </table:table-row>
            <table:table-row>
              <table:table-cell table:style-name="Table6.A2" office:value-type="string">
                <text:p text:style-name="P2">Apgabala centri Ukraina</text:p>
              </table:table-cell>
              <table:table-cell table:style-name="Table6.B5" office:value-type="string">
                <text:p text:style-name="P4">23,00</text:p>
              </table:table-cell>
              <table:table-cell table:style-name="Table6.B5" office:value-type="string">
                <text:p text:style-name="P4">25,00</text:p>
              </table:table-cell>
              <table:table-cell table:style-name="Table6.B5" office:value-type="string">
                <text:p text:style-name="P4">27,00</text:p>
              </table:table-cell>
              <table:table-cell table:style-name="Table6.B5" office:value-type="string">
                <text:p text:style-name="P4">29,00</text:p>
              </table:table-cell>
              <table:table-cell table:style-name="Table6.B5" office:value-type="string">
                <text:p text:style-name="P4">31,00</text:p>
              </table:table-cell>
              <table:table-cell table:style-name="Table6.G5" office:value-type="string">
                <text:p text:style-name="P4">2,50</text:p>
              </table:table-cell>
            </table:table-row>
            <table:table-row>
              <table:table-cell table:style-name="Table6.A2" office:value-type="string">
                <text:p text:style-name="P2">Almati</text:p>
              </table:table-cell>
              <table:table-cell table:style-name="Table6.A2" office:value-type="string">
                <text:p text:style-name="P4">39,00</text:p>
              </table:table-cell>
              <table:table-cell table:style-name="Table6.A2" office:value-type="string">
                <text:p text:style-name="P4">43,00</text:p>
              </table:table-cell>
              <table:table-cell table:style-name="Table6.A2" office:value-type="string">
                <text:p text:style-name="P4">45,00</text:p>
              </table:table-cell>
              <table:table-cell table:style-name="Table6.A2" office:value-type="string">
                <text:p text:style-name="P4">49,00</text:p>
              </table:table-cell>
              <table:table-cell table:style-name="Table6.A2" office:value-type="string">
                <text:p text:style-name="P4">54,00</text:p>
              </table:table-cell>
              <table:table-cell table:style-name="Table6.B2" office:value-type="string">
                <text:p text:style-name="P4">3,50</text:p>
              </table:table-cell>
            </table:table-row>
            <table:table-row>
              <table:table-cell table:style-name="Table6.A2" office:value-type="string">
                <text:p text:style-name="P2">Kazahstāna</text:p>
              </table:table-cell>
              <table:table-cell table:style-name="Table6.A2" office:value-type="string">
                <text:p text:style-name="P4">43,00</text:p>
              </table:table-cell>
              <table:table-cell table:style-name="Table6.A2" office:value-type="string">
                <text:p text:style-name="P4">45,00</text:p>
              </table:table-cell>
              <table:table-cell table:style-name="Table6.A2" office:value-type="string">
                <text:p text:style-name="P4">48,00</text:p>
              </table:table-cell>
              <table:table-cell table:style-name="Table6.A2" office:value-type="string">
                <text:p text:style-name="P4">53,0</text:p>
              </table:table-cell>
              <table:table-cell table:style-name="Table6.A2" office:value-type="string">
                <text:p text:style-name="P4">58,00</text:p>
              </table:table-cell>
              <table:table-cell table:style-name="Table6.B2" office:value-type="string">
                <text:p text:style-name="P4">3,50</text:p>
              </table:table-cell>
            </table:table-row>
            <table:table-row>
              <table:table-cell table:style-name="Table6.A2" office:value-type="string">
                <text:p text:style-name="P2">Ašhabada</text:p>
              </table:table-cell>
              <table:table-cell table:style-name="Table6.A2" office:value-type="string">
                <text:p text:style-name="P4">46,00</text:p>
              </table:table-cell>
              <table:table-cell table:style-name="Table6.A2" office:value-type="string">
                <text:p text:style-name="P4">48,00</text:p>
              </table:table-cell>
              <table:table-cell table:style-name="Table6.A2" office:value-type="string">
                <text:p text:style-name="P4">51,00</text:p>
              </table:table-cell>
              <table:table-cell table:style-name="Table6.A2" office:value-type="string">
                <text:p text:style-name="P4">55,00</text:p>
              </table:table-cell>
              <table:table-cell table:style-name="Table6.A2" office:value-type="string">
                <text:p text:style-name="P4">59,00</text:p>
              </table:table-cell>
              <table:table-cell table:style-name="Table6.B2" office:value-type="string">
                <text:p text:style-name="P4">3,50</text:p>
              </table:table-cell>
            </table:table-row>
            <table:table-row>
              <table:table-cell table:style-name="Table6.A2" office:value-type="string">
                <text:p text:style-name="P2">Biškeka</text:p>
              </table:table-cell>
              <table:table-cell table:style-name="Table6.A2" office:value-type="string">
                <text:p text:style-name="P4">40,00</text:p>
              </table:table-cell>
              <table:table-cell table:style-name="Table6.A2" office:value-type="string">
                <text:p text:style-name="P4">43,00</text:p>
              </table:table-cell>
              <table:table-cell table:style-name="Table6.A2" office:value-type="string">
                <text:p text:style-name="P4">45,00</text:p>
              </table:table-cell>
              <table:table-cell table:style-name="Table6.A2" office:value-type="string">
                <text:p text:style-name="P4">53,00</text:p>
              </table:table-cell>
              <table:table-cell table:style-name="Table6.A2" office:value-type="string">
                <text:p text:style-name="P4">56,00</text:p>
              </table:table-cell>
              <table:table-cell table:style-name="Table6.B2" office:value-type="string">
                <text:p text:style-name="P4">3,50</text:p>
              </table:table-cell>
            </table:table-row>
            <table:table-row>
              <table:table-cell table:style-name="Table6.A2" office:value-type="string">
                <text:p text:style-name="P2">Dušanbe</text:p>
              </table:table-cell>
              <table:table-cell table:style-name="Table6.A2" office:value-type="string">
                <text:p text:style-name="P4">43,00</text:p>
              </table:table-cell>
              <table:table-cell table:style-name="Table6.A2" office:value-type="string">
                <text:p text:style-name="P4">49,00</text:p>
              </table:table-cell>
              <table:table-cell table:style-name="Table6.A2" office:value-type="string">
                <text:p text:style-name="P4">53,00</text:p>
              </table:table-cell>
              <table:table-cell table:style-name="Table6.A2" office:value-type="string">
                <text:p text:style-name="P4">55,00</text:p>
              </table:table-cell>
              <table:table-cell table:style-name="Table6.A2" office:value-type="string">
                <text:p text:style-name="P4">56,00</text:p>
              </table:table-cell>
              <table:table-cell table:style-name="Table6.B2" office:value-type="string">
                <text:p text:style-name="P4">3,50</text:p>
              </table:table-cell>
            </table:table-row>
            <table:table-row>
              <table:table-cell table:style-name="Table6.A2" office:value-type="string">
                <text:p text:style-name="P2">Taškenta</text:p>
              </table:table-cell>
              <table:table-cell table:style-name="Table6.A2" office:value-type="string">
                <text:p text:style-name="P4">43,00</text:p>
              </table:table-cell>
              <table:table-cell table:style-name="Table6.A2" office:value-type="string">
                <text:p text:style-name="P4">49,00</text:p>
              </table:table-cell>
              <table:table-cell table:style-name="Table6.A2" office:value-type="string">
                <text:p text:style-name="P4">53,00</text:p>
              </table:table-cell>
              <table:table-cell table:style-name="Table6.A2" office:value-type="string">
                <text:p text:style-name="P4">55,00</text:p>
              </table:table-cell>
              <table:table-cell table:style-name="Table6.A2" office:value-type="string">
                <text:p text:style-name="P4">56,00</text:p>
              </table:table-cell>
              <table:table-cell table:style-name="Table6.B2" office:value-type="string">
                <text:p text:style-name="P4">3,50</text:p>
              </table:table-cell>
            </table:table-row>
          </table:table>
          <text:p text:style-name="Text_20_body"><text:line-break/><text:line-break/><text:line-break/>после заполнения формы должна быть кнопка сохранить, наверное в формат .txt и была возможность распечатать. <text:line-break/>особое пожелание, что бы файл автоматически назывался, например по полю - куда отправка,+ время принятия заказа или дата.<text:line-break/><text:line-break/><text:line-break/>Пока это основная задача, могут быть ньюансы в тарифах, количество может быть не 2 а 4 или добавяться направления.</text:p>
        </text:section>
      </text:section>
      <text:p text:style-name="Standard"/>
      <text:p text:style-name="P6"><draw:frame draw:style-name="fr1" draw:name=":0" text:anchor-type="as-char" svg:width="1.997cm" svg:height="0.998cm" draw:z-index="4"><draw:image xlink:href="https://ssl.gstatic.com/ui/v1/icons/mail/profile_mask2.png" xlink:type="simple" xlink:show="embed" xlink:actuate="onLoad"/></draw:frame><text:bookmark text:name=":0_288-e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Nata Kertanova nata.kertanova@gmail.com </text:p>
                </table:table-cell>
              </table:table-row>
            </table:table>
            <text:p text:style-name="P1"/>
          </table:table-cell>
          <table:table-cell table:style-name="Table7.A1" office:value-type="string">
            <text:p text:style-name="Table_20_Contents"><text:bookmark text:name=":3gy"/>Feb 11<draw:frame draw:style-name="fr1" draw:name="graphics5" text:anchor-type="as-char" svg:width="0.026cm" svg:height="0.041cm" draw:z-index="7"><draw:image xlink:href="https://mail.google.com/mail/images/cleardot.gif" xlink:type="simple" xlink:show="embed" xlink:actuate="onLoad"/></draw:frame></text:p>
          </table:table-cell>
          <table:table-cell table:style-name="Table7.A1" office:value-type="string">
            <text:p text:style-name="P1"/>
          </table:table-cell>
          <table:table-cell table:style-name="Table7.A1" table:number-rows-spanned="2" office:value-type="string">
            <text:p text:style-name="Table_20_Contents"><draw:frame draw:style-name="fr1" draw:name="graphics6" text:anchor-type="as-char" svg:width="0.026cm" svg:height="0.041cm" draw:z-index="5"><draw:image xlink:href="https://mail.google.com/mail/images/cleardot.gif" xlink:type="simple" xlink:show="embed" xlink:actuate="onLoad"/></draw:frame></text:p>
            <text:section text:style-name="Sect1" text:name=":3ha">
              <text:p text:style-name="P1"><draw:frame draw:style-name="fr1" draw:name="graphics7" text:anchor-type="as-char" svg:width="0.026cm" svg:height="0.041cm" draw:z-index="6"><draw:image xlink:href="https://mail.google.com/mail/images/cleardot.gif" xlink:type="simple" xlink:show="embed" xlink:actuate="onLoad"/></draw:frame></text:p>
              <table:table table:name="Table9" table:style-name="Table9">
                <table:table-column table:style-name="Table9.A"/>
                <table:table-row>
                  <table:table-cell table:style-name="Table9.A1" office:value-type="string">
                    <text:p text:style-name="Table_20_Contents">to me </text:p>
                    <text:p text:style-name="Table_20_Contents"><draw:frame draw:style-name="fr1" draw:name="graphics8" text:anchor-type="as-char" svg:width="0.026cm" svg:height="0.041cm" draw:z-index="8"><draw:image xlink:href="https://mail.google.com/mail/images/cleardot.gif" xlink:type="simple" xlink:show="embed" xlink:actuate="onLoad"/></draw:frame><text:bookmark text:name=":3h9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7.A1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3h8">
        <text:p text:style-name="Text_20_body"/>
      </text:section>
      <text:section text:style-name="Sect1" text:name=":3gw">
        <text:p text:style-name="Text_20_body"/>
        <text:section text:style-name="Sect1" text:name=":3gv">
          <text:p text:style-name="Text_20_body">Oлег, <text:line-break/>то что есть сейчас и неправильно - я помечала перечеркнутым шрифтом,  и рядом ставила болдом - чем заменить.<text:line-break/></text:p>
          <text:p text:style-name="P7"><text:span text:style-name="T14">Новая заявка</text:span> -  <text:span text:style-name="T11">Оформление заказа</text:span><text:line-break/><text:line-break/><text:span text:style-name="T14">Введите информацию о новой заявке</text:span> - <text:span text:style-name="T11">Введите соответствующую информацию</text:span><text:line-break/><text:line-break/><text:span text:style-name="T11">Вид отправления</text:span> - <text:span text:style-name="T14">Документ   </text:span>-   <text:span text:style-name="T11">Документы</text:span><text:line-break/>                                Товар                <text:span text:style-name="T11">Товар</text:span><text:line-break/>                                <text:span text:style-name="T14">Посылка</text:span><text:line-break/><text:line-break/><text:span text:style-name="T14">Тип доставки</text:span> <text:span text:style-name="T11">- Категория отправления </text:span><text:line-break/><text:span text:style-name="T14">бизнес-тариф                 </text:span><text:span text:style-name="T11">Biznesa klasē</text:span><text:line-break/><text:span text:style-name="T14">срочный бизнес-тариф</text:span> <text:span text:style-name="T11">OFF TIME<text:line-break/></text:span>                                        <text:span text:style-name="T11">Stingri uz rokas<text:line-break/></text:span>                                        <text:span text:style-name="T11">Ekspress</text:span><text:line-break/>    <text:line-break/><text:line-break/><text:line-break/><text:span text:style-name="T11">Упаковка отправления</text:span> - <text:span text:style-name="T11">Письмо </text:span>(до 270 х 350 мм и  0,3 кг  максимум)<text:line-break/>                                         - <text:span text:style-name="T11">Пакет</text:span> (до 370 х 410 мм и 5  кг максимум)<text:line-break/>                                         - <text:span text:style-name="T11">Посылка</text:span> (до 750 х 550 x 500 мм и 31.5 кг максимум)<text:line-break/><text:line-break/><text:span text:style-name="T11">Вес отправления: </text:span><text:span text:style-name="T14">vismaz neka 0,200 g</text:span>     <text:span text:style-name="T11">līdz 0,200 kg</text:span><text:line-break/><text:span text:style-name="T14">                                 vairak 2,0 kg</text:span><text:line-break/><text:span text:style-name="T16">Вес  дополнительно (0,5 kg )</text:span><text:line-break/><text:span text:style-name="T15">Вот я незнаю как лучше сделать ведь никого не волнует как программа будет высчитывать цену отправиления, а если посылка больше этих 2 кg?</text:span><text:line-break/><text:span text:style-name="T15"> может добавить просто поле пустое - </text:span><text:line-break/><text:span text:style-name="T15">назвать его -  </text:span><text:span text:style-name="T16">Вес total </text:span><text:span text:style-name="T15">и туда уже вписывать данные про вес если он выше 2 кg</text:span> или  все таки <text:span text:style-name="T15">ставить поле </text:span><text:span text:style-name="T16">Вес  дополнительно (0,5 kg )  - и ставить цифру  2, если вес будет к примеру 3 кг.</text:span><text:span text:style-name="T11"><text:line-break/></text:span><text:span text:style-name="T16">Или вообще просто оставить поле пустое и вводить вес, и программа уже будет считать по алгоритму например 10 кг = 2 кг *(цена по тарифу за  2 кг)+ (8/2)*  (цена по тарифу за каждые  0.500 кг )?<text:line-break/><text:line-break/></text:span>Ниже нужно добавить поле<text:span text:style-name="T16"><text:line-break/></text:span><text:span text:style-name="T6">Количество мест ______</text:span><text:span text:style-name="T2"><text:line-break/>(1 место -</text:span><text:span text:style-name="Strong_20_Emphasis"><text:span text:style-name="T2"> </text:span></text:span><text:span text:style-name="Strong_20_Emphasis"><text:span text:style-name="T10">750 х 550 х 500 мм вес 31,5 kg</text:span></text:span><text:span text:style-name="T2"> )</text:span><text:span text:style-name="T16"><text:line-break/><text:line-break/></text:span><text:span text:style-name="T14">Расчетная стоимость доставки</text:span>-  <text:span text:style-name="T11">Рассчитать стоимость доставки</text:span><text:line-break/><text:line-break/><text:span text:style-name="T11">Оформление заказа</text:span><text:line-break/><text:line-break/><text:soft-page-break/>Нужны поля<text:line-break/><text:line-break/>1. Номер накладной<text:line-break/>2. ФИО  отправителя<text:line-break/>3. ФИО получателя<text:line-break/>4. Адрес  получателя.<text:line-break/>5.Дата получения<text:line-break/>6. Время получения</text:p>
        </text:section>
      </text:section>
      <text:p text:style-name="Standard"/>
      <text:p text:style-name="Standard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Table_20_Contents">Nata Kertanova nata.kertanova@gmail.com </text:p>
                </table:table-cell>
              </table:table-row>
            </table:table>
            <text:p text:style-name="P1"/>
          </table:table-cell>
          <table:table-cell table:style-name="Table10.A1" office:value-type="string">
            <text:p text:style-name="Table_20_Contents"><draw:frame draw:style-name="fr1" draw:name="graphics9" text:anchor-type="as-char" svg:width="0.026cm" svg:height="0.041cm" draw:z-index="11"><draw:image xlink:href="https://mail.google.com/mail/images/cleardot.gif" xlink:type="simple" xlink:show="embed" xlink:actuate="onLoad"/></draw:frame><text:bookmark text:name=":3gs"/>Feb 21<draw:frame draw:style-name="fr1" draw:name="graphics10" text:anchor-type="as-char" svg:width="0.026cm" svg:height="0.041cm" draw:z-index="12"><draw:image xlink:href="https://mail.google.com/mail/images/cleardot.gif" xlink:type="simple" xlink:show="embed" xlink:actuate="onLoad"/></draw:frame></text:p>
          </table:table-cell>
          <table:table-cell table:style-name="Table10.A1" office:value-type="string">
            <text:p text:style-name="P1"/>
          </table:table-cell>
          <table:table-cell table:style-name="Table10.A1" table:number-rows-spanned="2" office:value-type="string">
            <text:p text:style-name="Table_20_Contents"><draw:frame draw:style-name="fr1" draw:name="graphics11" text:anchor-type="as-char" svg:width="0.026cm" svg:height="0.041cm" draw:z-index="9"><draw:image xlink:href="https://mail.google.com/mail/images/cleardot.gif" xlink:type="simple" xlink:show="embed" xlink:actuate="onLoad"/></draw:frame></text:p>
            <text:section text:style-name="Sect1" text:name=":3gk">
              <text:p text:style-name="P1"><draw:frame draw:style-name="fr1" draw:name="graphics12" text:anchor-type="as-char" svg:width="0.026cm" svg:height="0.041cm" draw:z-index="10"><draw:image xlink:href="https://mail.google.com/mail/images/cleardot.gif" xlink:type="simple" xlink:show="embed" xlink:actuate="onLoad"/></draw:frame></text:p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Contents">to me </text:p>
                    <text:p text:style-name="Table_20_Contents"><draw:frame draw:style-name="fr1" draw:name="graphics13" text:anchor-type="as-char" svg:width="0.026cm" svg:height="0.041cm" draw:z-index="13"><draw:image xlink:href="https://mail.google.com/mail/images/cleardot.gif" xlink:type="simple" xlink:show="embed" xlink:actuate="onLoad"/></draw:frame><text:bookmark text:name=":3gl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0.A1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3gm">
        <text:p text:style-name="Text_20_body"/>
      </text:section>
      <text:section text:style-name="Sect1" text:name=":3gu">
        <text:p text:style-name="Text_20_body"/>
        <text:section text:style-name="Sect1" text:name="Section1">
          <text:p text:style-name="Text_20_body"><text:bookmark text:name=":3gv"/>Олег,<text:line-break/>в аттаче прилагаю файл с таблицей содержащим имена операторов и их адреса, не знаю никогда не умела красиво называть переменные... <text:line-break/><text:line-break/>Далее, после того как клиент созрел для отправки, его устроила цена и он заполнил транспортную накладную (либо под диктовку клиента)<text:line-break/>оператор должен заполнить следующие поля (выделила голубыи цветом) <text:line-break/></text:p>
          <table:table table:name="Table13" table:style-name="Table13">
            <table:table-column table:style-name="Table13.A"/>
            <table:table-row table:style-name="Table13.1">
              <table:table-cell table:style-name="Table13.A1" office:value-type="string">
                <text:p text:style-name="P5">№ Накладной</text:p>
              </table:table-cell>
            </table:table-row>
            <table:table-row table:style-name="Table13.1">
              <table:table-cell table:style-name="Table13.A1" office:value-type="string">
                <text:p text:style-name="P5">Отправитель, ФИО</text:p>
              </table:table-cell>
            </table:table-row>
            <table:table-row table:style-name="Table13.1">
              <table:table-cell table:style-name="Table13.A3" office:value-type="string">
                <text:p text:style-name="P5">Кол-во мест</text:p>
              </table:table-cell>
            </table:table-row>
            <table:table-row table:style-name="Table13.1">
              <table:table-cell table:style-name="Table13.A3" office:value-type="string">
                <text:p text:style-name="P5">Вес, кг</text:p>
              </table:table-cell>
            </table:table-row>
            <table:table-row table:style-name="Table13.1">
              <table:table-cell table:style-name="Table13.A3" office:value-type="string">
                <text:p text:style-name="P5">Вид отправления</text:p>
              </table:table-cell>
            </table:table-row>
            <table:table-row table:style-name="Table13.1">
              <table:table-cell table:style-name="Table13.A3" office:value-type="string">
                <text:p text:style-name="P5">Категория отправл</text:p>
              </table:table-cell>
            </table:table-row>
            <table:table-row table:style-name="Table13.7">
              <table:table-cell table:style-name="Table13.A1" office:value-type="string">
                <text:p text:style-name="P5">Наименование Адресата</text:p>
              </table:table-cell>
            </table:table-row>
            <table:table-row table:style-name="Table13.1">
              <table:table-cell table:style-name="Table13.A1" office:value-type="string">
                <text:p text:style-name="P5">ФИО Адресата</text:p>
              </table:table-cell>
            </table:table-row>
            <table:table-row table:style-name="Table13.1">
              <table:table-cell table:style-name="Table13.A3" office:value-type="string">
                <text:p text:style-name="P5">Страна</text:p>
              </table:table-cell>
            </table:table-row>
            <table:table-row table:style-name="Table13.1">
              <table:table-cell table:style-name="Table13.A1" office:value-type="string">
                <text:p text:style-name="P5">Город</text:p>
              </table:table-cell>
            </table:table-row>
            <table:table-row table:style-name="Table13.1">
              <table:table-cell table:style-name="Table13.A1" office:value-type="string">
                <text:p text:style-name="P5">Улица</text:p>
              </table:table-cell>
            </table:table-row>
            <table:table-row table:style-name="Table13.1">
              <table:table-cell table:style-name="Table13.A1" office:value-type="string">
                <text:p text:style-name="P5">дом, корп, кв.</text:p>
              </table:table-cell>
            </table:table-row>
            <table:table-row table:style-name="Table13.13">
              <table:table-cell table:style-name="Table13.A13" office:value-type="string">
                <text:p text:style-name="P5">Телефон</text:p>
              </table:table-cell>
            </table:table-row>
          </table:table>
          <text:p text:style-name="Text_20_body"><text:line-break/>Поля белого цвета - оператор заполняет на первом этапе, после чего программа формирует цену согасно выбранным критериям.<text:line-break/>потом нужна какая то книпка -  типа <text:span text:style-name="T11">"оформить заказ" </text:span> и оператор вводит </text:p>
          <table:table table:name="Table14" table:style-name="Table14">
            <table:table-column table:style-name="Table14.A"/>
            <table:table-row table:style-name="Table14.1">
              <table:table-cell table:style-name="Table14.A1" office:value-type="string">
                <text:p text:style-name="P5">№ Накладной</text:p>
              </table:table-cell>
            </table:table-row>
            <table:table-row table:style-name="Table14.1">
              <table:table-cell table:style-name="Table14.A1" office:value-type="string">
                <text:p text:style-name="P5">Отправитель</text:p>
              </table:table-cell>
            </table:table-row>
            <table:table-row table:style-name="Table14.1">
              <table:table-cell table:style-name="Table14.A3" office:value-type="string">
                <text:p text:style-name="Table_20_Contents"/>
              </table:table-cell>
            </table:table-row>
            <table:table-row table:style-name="Table14.1">
              <table:table-cell table:style-name="Table14.A3" office:value-type="string">
                <text:p text:style-name="Table_20_Contents"/>
              </table:table-cell>
            </table:table-row>
            <table:table-row table:style-name="Table14.1">
              <table:table-cell table:style-name="Table14.A3" office:value-type="string">
                <text:p text:style-name="Table_20_Contents"/>
              </table:table-cell>
            </table:table-row>
            <table:table-row table:style-name="Table14.1">
              <table:table-cell table:style-name="Table14.A3" office:value-type="string">
                <text:p text:style-name="Table_20_Contents"/>
              </table:table-cell>
            </table:table-row>
            <table:table-row table:style-name="Table14.7">
              <table:table-cell table:style-name="Table14.A1" office:value-type="string">
                <text:p text:style-name="P5">Наименование Адресата</text:p>
              </table:table-cell>
            </table:table-row>
            <table:table-row table:style-name="Table14.1">
              <table:table-cell table:style-name="Table14.A1" office:value-type="string">
                <text:p text:style-name="P5">ФИО Адресата</text:p>
              </table:table-cell>
            </table:table-row>
            <table:table-row table:style-name="Table14.1">
              <table:table-cell table:style-name="Table14.A3" office:value-type="string">
                <text:p text:style-name="Table_20_Contents"/>
              </table:table-cell>
            </table:table-row>
            <table:table-row table:style-name="Table14.1">
              <table:table-cell table:style-name="Table14.A1" office:value-type="string">
                <text:p text:style-name="P5">Город</text:p>
              </table:table-cell>
            </table:table-row>
            <text:soft-page-break/>
            <table:table-row table:style-name="Table14.1">
              <table:table-cell table:style-name="Table14.A1" office:value-type="string">
                <text:p text:style-name="P5">Улица</text:p>
              </table:table-cell>
            </table:table-row>
            <table:table-row table:style-name="Table14.1">
              <table:table-cell table:style-name="Table14.A1" office:value-type="string">
                <text:p text:style-name="P5">дом, корп, кв.</text:p>
              </table:table-cell>
            </table:table-row>
            <table:table-row table:style-name="Table14.13">
              <table:table-cell table:style-name="Table14.A13" office:value-type="string">
                <text:p text:style-name="P5">Телефон</text:p>
              </table:table-cell>
            </table:table-row>
          </table:table>
          <text:p text:style-name="Text_20_body">  потом кнопка <text:span text:style-name="T11">"завершить"</text:span><text:line-break/><text:line-break/>После чего заказ переходит в историю заказов где выглядит следующей строкой<text:line-break/> привожу в отдельном файле -informacija o prinjatom zakaze<text:line-break/><text:line-break/>пока все...<text:line-break/><text:line-break/>Спасибо.</text:p>
        </text:section>
      </text:section>
      <text:p text:style-name="Standard"/>
      <text:p text:style-name="Standard"/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Table_20_Contents">Nata Kertanova nata.kertanova@gmail.com </text:p>
                </table:table-cell>
              </table:table-row>
            </table:table>
            <text:p text:style-name="P1"/>
          </table:table-cell>
          <table:table-cell table:style-name="Table15.A1" office:value-type="string">
            <text:p text:style-name="Table_20_Contents"><draw:frame draw:style-name="fr1" draw:name="graphics14" text:anchor-type="as-char" svg:width="0.026cm" svg:height="0.041cm" draw:z-index="16"><draw:image xlink:href="https://mail.google.com/mail/images/cleardot.gif" xlink:type="simple" xlink:show="embed" xlink:actuate="onLoad"/></draw:frame><text:bookmark text:name=":3gr"/>Mar 14<draw:frame draw:style-name="fr1" draw:name="graphics15" text:anchor-type="as-char" svg:width="0.026cm" svg:height="0.041cm" draw:z-index="17"><draw:image xlink:href="https://mail.google.com/mail/images/cleardot.gif" xlink:type="simple" xlink:show="embed" xlink:actuate="onLoad"/></draw:frame></text:p>
          </table:table-cell>
          <table:table-cell table:style-name="Table15.A1" office:value-type="string">
            <text:p text:style-name="P1"/>
          </table:table-cell>
          <table:table-cell table:style-name="Table15.A1" table:number-rows-spanned="2" office:value-type="string">
            <text:p text:style-name="Table_20_Contents"><draw:frame draw:style-name="fr1" draw:name="graphics16" text:anchor-type="as-char" svg:width="0.026cm" svg:height="0.041cm" draw:z-index="14"><draw:image xlink:href="https://mail.google.com/mail/images/cleardot.gif" xlink:type="simple" xlink:show="embed" xlink:actuate="onLoad"/></draw:frame></text:p>
            <text:section text:style-name="Sect1" text:name=":3h1">
              <text:p text:style-name="P1"><draw:frame draw:style-name="fr1" draw:name="graphics17" text:anchor-type="as-char" svg:width="0.026cm" svg:height="0.041cm" draw:z-index="15"><draw:image xlink:href="https://mail.google.com/mail/images/cleardot.gif" xlink:type="simple" xlink:show="embed" xlink:actuate="onLoad"/></draw:frame></text:p>
              <table:table table:name="Table17" table:style-name="Table17">
                <table:table-column table:style-name="Table17.A"/>
                <table:table-row>
                  <table:table-cell table:style-name="Table17.A1" office:value-type="string">
                    <text:p text:style-name="Table_20_Contents">to me </text:p>
                    <text:p text:style-name="Table_20_Contents"><draw:frame draw:style-name="fr1" draw:name="graphics18" text:anchor-type="as-char" svg:width="0.026cm" svg:height="0.041cm" draw:z-index="18"><draw:image xlink:href="https://mail.google.com/mail/images/cleardot.gif" xlink:type="simple" xlink:show="embed" xlink:actuate="onLoad"/></draw:frame><text:bookmark text:name=":3h0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5.A1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3hk">
        <text:p text:style-name="Text_20_body"/>
      </text:section>
      <text:section text:style-name="Sect1" text:name=":3vx">
        <text:p text:style-name="Text_20_body"/>
        <text:section text:style-name="Sect1" text:name=":3vy">
          <text:p text:style-name="P7">Пожелания по форме "Офрпмление заказа"<text:line-break/>1. <text:span text:style-name="T11">При выборе Категории отправления</text:span> - должна быть возможность выбирать одновременно несколько пунктов.<text:line-break/>По умолчанию у нас всегда <text:span text:style-name="T11">biznesa klase</text:span>, но  нужно что бы была вощможность применить к тарифу несколько иттераций - и OFF TIME и Strinri  uz rokas - это в конечном итоге скажеться на цене.<text:line-break/><text:line-break/>2 <text:span text:style-name="T11">Количество мест </text:span>  -  нужно поле  для введение цифры. Служебная информация  "1 место 750 x 550 x 500 31.5 kg" -  должна оставаться всегда маленькими буквами как подсказка<text:line-break/><text:line-break/>3.Также нужно (думаю после пункта <text:span text:style-name="T11">Kоличество мест</text:span>) добавить две кнопки <text:span text:style-name="T11">Auto </text:span>и <text:span text:style-name="T11">Avia</text:span> -  в зависимо от того что выберет оператор - будет предложене цена.<text:line-break/><text:line-break/>Кроме того возможность отправки <text:span text:style-name="T11">Auto</text:span> -  должна быть доступна   при <text:span text:style-name="T11">Категории отправления  biznesa klase <text:line-break/>OFF TIME </text:span><text:line-break/>и <text:line-break/><text:span text:style-name="T11">Strinri  uz rokas<text:line-break/></text:span>и недоступна если выбрана <text:span text:style-name="T11">Категория отправления <text:line-break/>Express</text:span></text:p>
          <text:p text:style-name="Text_20_body"><text:line-break/>Возможность отправки <text:span text:style-name="T11">Avia</text:span> -  доступна  при выборе любой <text:span text:style-name="T11">Категории отправления  </text:span><text:line-break/>4. Нужно добавить пункт<text:line-break/> <text:span text:style-name="T11">Время доставки</text:span> _____количество дней<text:line-break/><text:line-break/><text:line-break/>прилагаю  два файла с тарифами, для <text:span text:style-name="T11">авиа и авто</text:span> тарифов<text:line-break/><text:line-break/>------------------------------------<text:line-break/><text:line-break/>Далее, после того как клиент созрел для отправки, его устроила цена и он заполнил транспортную накладную (либо под диктовку клиента)<text:line-break/>оператор должен заполнить следующие поля (выделила голубыи цветом)  Их нужно добавить, что бы было куда оператору вводить информацию<text:line-break/></text:p>
          <table:table table:name="Table18" table:style-name="Table18">
            <table:table-column table:style-name="Table18.A"/>
            <table:table-row table:style-name="Table18.1">
              <table:table-cell table:style-name="Table18.A1" office:value-type="string">
                <text:p text:style-name="P5">№ Накладной</text:p>
              </table:table-cell>
            </table:table-row>
            <table:table-row table:style-name="Table18.1">
              <table:table-cell table:style-name="Table18.A1" office:value-type="string">
                <text:p text:style-name="P5">Отправитель, ФИО</text:p>
              </table:table-cell>
            </table:table-row>
            <table:table-row table:style-name="Table18.1">
              <table:table-cell table:style-name="Table18.A3" office:value-type="string">
                <text:p text:style-name="P5">Кол-во мест</text:p>
              </table:table-cell>
            </table:table-row>
            <table:table-row table:style-name="Table18.1">
              <table:table-cell table:style-name="Table18.A3" office:value-type="string">
                <text:p text:style-name="P5">Вес, кг</text:p>
              </table:table-cell>
            </table:table-row>
            <table:table-row table:style-name="Table18.1">
              <table:table-cell table:style-name="Table18.A3" office:value-type="string">
                <text:p text:style-name="P5">Вид отправления</text:p>
              </table:table-cell>
            </table:table-row>
            <table:table-row table:style-name="Table18.1">
              <table:table-cell table:style-name="Table18.A3" office:value-type="string">
                <text:p text:style-name="P5">Категория отправл</text:p>
              </table:table-cell>
            </table:table-row>
            <table:table-row table:style-name="Table18.7">
              <table:table-cell table:style-name="Table18.A1" office:value-type="string">
                <text:p text:style-name="P5">Наименование Адресата</text:p>
              </table:table-cell>
            </table:table-row>
            <text:soft-page-break/>
            <table:table-row table:style-name="Table18.1">
              <table:table-cell table:style-name="Table18.A1" office:value-type="string">
                <text:p text:style-name="P5">ФИО Адресата</text:p>
              </table:table-cell>
            </table:table-row>
            <table:table-row table:style-name="Table18.1">
              <table:table-cell table:style-name="Table18.A3" office:value-type="string">
                <text:p text:style-name="P5">Страна</text:p>
              </table:table-cell>
            </table:table-row>
            <table:table-row table:style-name="Table18.1">
              <table:table-cell table:style-name="Table18.A1" office:value-type="string">
                <text:p text:style-name="P5">Город</text:p>
              </table:table-cell>
            </table:table-row>
            <table:table-row table:style-name="Table18.1">
              <table:table-cell table:style-name="Table18.A1" office:value-type="string">
                <text:p text:style-name="P5">Улица</text:p>
              </table:table-cell>
            </table:table-row>
            <table:table-row table:style-name="Table18.1">
              <table:table-cell table:style-name="Table18.A1" office:value-type="string">
                <text:p text:style-name="P5">дом, корп, кв.</text:p>
              </table:table-cell>
            </table:table-row>
            <table:table-row table:style-name="Table18.13">
              <table:table-cell table:style-name="Table18.A13" office:value-type="string">
                <text:p text:style-name="P5">Телефон</text:p>
              </table:table-cell>
            </table:table-row>
          </table:table>
          <text:p text:style-name="Text_20_body"><text:line-break/>Поля белого цвета - оператор заполняет на первом этапе, после чего программа формирует цену согасно выбранным критериям.<text:line-break/>потом нужна какая то книпка -  типа <text:span text:style-name="T11">"оформить заказ" </text:span> и оператор вводит </text:p>
          <table:table table:name="Table19" table:style-name="Table19">
            <table:table-column table:style-name="Table19.A"/>
            <table:table-row table:style-name="Table19.1">
              <table:table-cell table:style-name="Table19.A1" office:value-type="string">
                <text:p text:style-name="P5">№ Накладной</text:p>
              </table:table-cell>
            </table:table-row>
            <table:table-row table:style-name="Table19.1">
              <table:table-cell table:style-name="Table19.A1" office:value-type="string">
                <text:p text:style-name="P5">Отправитель</text:p>
              </table:table-cell>
            </table:table-row>
            <table:table-row table:style-name="Table19.1">
              <table:table-cell table:style-name="Table19.A3" office:value-type="string">
                <text:p text:style-name="Table_20_Contents"/>
              </table:table-cell>
            </table:table-row>
            <table:table-row table:style-name="Table19.1">
              <table:table-cell table:style-name="Table19.A3" office:value-type="string">
                <text:p text:style-name="Table_20_Contents"/>
              </table:table-cell>
            </table:table-row>
            <table:table-row table:style-name="Table19.1">
              <table:table-cell table:style-name="Table19.A3" office:value-type="string">
                <text:p text:style-name="Table_20_Contents"/>
              </table:table-cell>
            </table:table-row>
            <table:table-row table:style-name="Table19.1">
              <table:table-cell table:style-name="Table19.A3" office:value-type="string">
                <text:p text:style-name="Table_20_Contents"/>
              </table:table-cell>
            </table:table-row>
            <table:table-row table:style-name="Table19.7">
              <table:table-cell table:style-name="Table19.A1" office:value-type="string">
                <text:p text:style-name="P5">Наименование Адресата</text:p>
              </table:table-cell>
            </table:table-row>
            <table:table-row table:style-name="Table19.1">
              <table:table-cell table:style-name="Table19.A1" office:value-type="string">
                <text:p text:style-name="P5">ФИО Адресата</text:p>
              </table:table-cell>
            </table:table-row>
            <table:table-row table:style-name="Table19.1">
              <table:table-cell table:style-name="Table19.A3" office:value-type="string">
                <text:p text:style-name="Table_20_Contents"/>
              </table:table-cell>
            </table:table-row>
            <table:table-row table:style-name="Table19.1">
              <table:table-cell table:style-name="Table19.A1" office:value-type="string">
                <text:p text:style-name="P5">Город</text:p>
              </table:table-cell>
            </table:table-row>
            <table:table-row table:style-name="Table19.1">
              <table:table-cell table:style-name="Table19.A1" office:value-type="string">
                <text:p text:style-name="P5">Улица</text:p>
              </table:table-cell>
            </table:table-row>
            <table:table-row table:style-name="Table19.1">
              <table:table-cell table:style-name="Table19.A1" office:value-type="string">
                <text:p text:style-name="P5">дом, корп, кв.</text:p>
              </table:table-cell>
            </table:table-row>
            <table:table-row table:style-name="Table19.13">
              <table:table-cell table:style-name="Table19.A13" office:value-type="string">
                <text:p text:style-name="P5">Телефон</text:p>
              </table:table-cell>
            </table:table-row>
          </table:table>
          <text:p text:style-name="P7">  потом кнопка <text:span text:style-name="T11">"завершить"</text:span><text:line-break/><text:line-break/>После чего заказ переходит в историю заказов где выглядит следующей строкой<text:line-break/> привожу в отдельном файле -informacija o prinjatom zakaze<text:line-break/><text:line-break/>пока все...<text:line-break/><text:line-break/>Спасибо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6T15:24:18.80</meta:creation-date>
    <meta:document-statistic meta:table-count="19" meta:image-count="19" meta:object-count="0" meta:page-count="9" meta:paragraph-count="213" meta:word-count="1166" meta:character-count="7775"/>
    <dc:date>2011-12-26T15:25:53.89</dc:date>
    <meta:editing-duration>PT1M35S</meta:editing-duration>
    <meta:editing-cycles>1</meta:editing-cycles>
    <meta:generator>OpenOffice.org/3.3$Win32 OpenOffice.org_project/330m20$Build-9567</meta:generator>
  </office:meta>
</office:document-meta>
</file>